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oupe F2</text:p>
      <text:p text:style-name="Standard"/>
      <text:p text:style-name="P1">Bilan du projet</text:p>
      <text:p text:style-name="P2"/>
      <text:p text:style-name="P3">Méthodologie:</text:p>
      <text:p text:style-name="P4"/>
      <text:p text:style-name="P4">Pour mener à bien ce projet, nous avons utilisé la même méthode pour chacun des jalons.</text:p>
      <text:p text:style-name="P4">Nous avons identifié les tâches qui nous étaient demandées , que nous avons reformulé. Pour chacune de ces tâches nous avons réfléchi à une manière de la réaliser. Nous avons ainsi pu tenir un cahier des charges, avec toutes les fonctionnalités à implémenter dans le projet et la manière dont nous voulions le faire. Ensuite, chacun donnait la liste des taches qu'il pouvait et voulait faire. Azzedine s'occupait généralement des fonctionnalités les plus "ardues" et aidait chacun dans la réalisation de la sienne. Ainsi chacun avait un travail personnel et lorsqu'il rencontrait des difficultés nous faisions du "pair programming" afin de palier à ces diffucultés et progresser ensem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52S</meta:editing-duration>
    <meta:editing-cycles>8</meta:editing-cycles>
    <meta:generator>OpenOffice.org/3.4.1$Win32 OpenOffice.org_project/341m1$Build-9593</meta:generator>
    <dc:date>2016-05-08T17:07:20.48</dc:date>
    <meta:document-statistic meta:table-count="0" meta:image-count="0" meta:object-count="0" meta:page-count="1" meta:paragraph-count="5" meta:word-count="130" meta:character-count="813"/>
    <meta:user-defined meta:name="Info 1"/>
    <meta:user-defined meta:name="Info 2"/>
    <meta:user-defined meta:name="Info 3"/>
    <meta:user-defined meta:name="Info 4"/>
  </office:meta>
</office:document-meta>
</file>